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9000000253F871F6C765875B3.png" manifest:media-type="image/png"/>
  <manifest:file-entry manifest:full-path="Pictures/100002010000023B000000265C6900EBA275628F.png" manifest:media-type="image/png"/>
  <manifest:file-entry manifest:full-path="Pictures/100002010000020F00000031CE8BD8FB381DE47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a7f4" officeooo:paragraph-rsid="0001a7f4"/>
    </style:style>
    <style:style style:name="P2" style:family="paragraph" style:parent-style-name="Standard">
      <style:text-properties officeooo:paragraph-rsid="0001a7f4"/>
    </style:style>
    <style:style style:name="P3" style:family="paragraph" style:parent-style-name="Standard">
      <style:text-properties officeooo:rsid="00062e73" officeooo:paragraph-rsid="00062e73"/>
    </style:style>
    <style:style style:name="P4" style:family="paragraph" style:parent-style-name="Standard">
      <style:text-properties officeooo:rsid="00081ff1" officeooo:paragraph-rsid="00081ff1"/>
    </style:style>
    <style:style style:name="P5" style:family="paragraph" style:parent-style-name="Standard">
      <style:text-properties officeooo:rsid="00062e73" officeooo:paragraph-rsid="00062e73"/>
    </style:style>
    <style:style style:name="P6" style:family="paragraph" style:parent-style-name="Standard">
      <style:text-properties officeooo:rsid="00088f07" officeooo:paragraph-rsid="00088f07"/>
    </style:style>
    <style:style style:name="T1" style:family="text">
      <style:text-properties officeooo:rsid="0001a7f4"/>
    </style:style>
    <style:style style:name="T2" style:family="text">
      <style:text-properties officeooo:rsid="0001ec9d"/>
    </style:style>
    <style:style style:name="T3" style:family="text">
      <style:text-properties officeooo:rsid="0004b3f3"/>
    </style:style>
    <style:style style:name="T4" style:family="text">
      <style:text-properties officeooo:rsid="00062e7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Error 1 </text:span><text:span text:style-name="T3">(</text:span><text:span text:style-name="T4">ruled out)</text:span></text:p>
      <text:p text:style-name="Standard"><draw:frame draw:style-name="fr2" draw:name="Image1" text:anchor-type="char" svg:x="0.0146in" svg:y="0.0437in" svg:width="5.4898in" svg:height="0.5102in" draw:z-index="0"><draw:image xlink:href="Pictures/100002010000020F00000031CE8BD8FB381DE472.png" xlink:type="simple" xlink:show="embed" xlink:actuate="onLoad" loext:mime-type="image/png"/></draw:frame></text:p>
      <text:p text:style-name="Standard"/>
      <text:p text:style-name="P1"/>
      <text:p text:style-name="P1">-happens when I load the controller in qyl_ws5</text:p>
      <text:p text:style-name="P1">-maybe linked to Error 2</text:p>
      <text:p text:style-name="P2"><text:span text:style-name="T1">-</text:span><text:span text:style-name="T2">Test: load </text:span><text:span text:style-name="T4">a1 model</text:span></text:p>
      <text:p text:style-name="P2"><text:tab/>-<text:span text:style-name="T4">These warnings still appear</text:span></text:p>
      <text:p text:style-name="P1"/>
      <text:p text:style-name="P1">Error 2 <text:span text:style-name="T4">(look into further)</text:span></text:p>
      <text:p text:style-name="P1"><draw:frame draw:style-name="fr2" draw:name="Image2" text:anchor-type="char" svg:x="0.0382in" svg:y="0.0492in" svg:width="5.948in" svg:height="0.3957in" draw:z-index="1"><draw:image xlink:href="Pictures/100002010000023B000000265C6900EBA275628F.png" xlink:type="simple" xlink:show="embed" xlink:actuate="onLoad" loext:mime-type="image/png"/></draw:frame></text:p>
      <text:p text:style-name="P1"/>
      <text:p text:style-name="P1"/>
      <text:p text:style-name="P1">-happens when I start the controller in qyl_ws5</text:p>
      <text:p text:style-name="P1">-then the joints start jittering and splaying everywhere</text:p>
      <text:p text:style-name="P1">-<text:span text:style-name="T4">Test: load a1 model</text:span></text:p>
      <text:p text:style-name="P1"><text:tab/>-<text:span text:style-name="T4">These errors do not appear</text:span></text:p>
      <text:p text:style-name="P3">Test: load husky_beta</text:p>
      <text:p text:style-name="P3"><text:tab/>-These errors also appear, but husky_beta does not work</text:p>
      <text:p text:style-name="P6">Qproblem.cpp</text:p>
      <text:p text:style-name="P3"/>
      <text:p text:style-name="P4">Error 3 (ruled out)</text:p>
      <text:p text:style-name="P4"><draw:frame draw:style-name="fr1" draw:name="Image3" text:anchor-type="char" svg:width="6.9252in" svg:height="0.3591in" draw:z-index="2"><draw:image xlink:href="Pictures/10000201000002C9000000253F871F6C765875B3.png" xlink:type="simple" xlink:show="embed" xlink:actuate="onLoad" loext:mime-type="image/png"/></draw:frame>-happens when I load the controller in qyl_ws</text:p>
      <text:p text:style-name="P4">-Test: load a1 model</text:p>
      <text:p text:style-name="P4"><text:tab/>-This warning still appear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07T14:23:07.577441337</meta:creation-date>
    <meta:generator>LibreOffice/6.4.7.2$Linux_X86_64 LibreOffice_project/40$Build-2</meta:generator>
    <dc:date>2023-08-08T17:12:42.649506909</dc:date>
    <meta:editing-duration>PT21M17S</meta:editing-duration>
    <meta:editing-cycles>7</meta:editing-cycles>
    <meta:document-statistic meta:table-count="0" meta:image-count="3" meta:object-count="0" meta:page-count="1" meta:paragraph-count="17" meta:word-count="88" meta:character-count="517" meta:non-whitespace-character-count="442"/>
  </office:meta>
</office:document-meta>
</file>